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c4a2" officeooo:paragraph-rsid="0006c4a2"/>
    </style:style>
    <style:style style:name="P2" style:family="paragraph" style:parent-style-name="Standard">
      <style:paragraph-properties fo:text-align="justify" style:justify-single-word="false"/>
      <style:text-properties officeooo:rsid="0006c4a2" officeooo:paragraph-rsid="0006c4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importância do HTML, CSS e JavaScript na construção de páginas</text:p>
      <text:p text:style-name="P1"/>
      <text:p text:style-name="P1"/>
      <text:p text:style-name="P2">O HTML (Hyper Text Markup Language) é a principal linguagem para construção de páginas web, inicialmente, em 1991, esta linguagem propiciava o compartilhamento de documentos de forma simples, em que, utilizando o HTML como uma linguagem de marcação, deixava-o estruturado através de tags, e alguns elementos básicos, contudo, não existia a possibilidade de interatividade ou recursos avançados. </text:p>
      <text:p text:style-name="P2"/>
      <text:p text:style-name="P2">Com o passar do tempo, a difusão da tecnologia, e as necessidades profissionais e sociais, o HTML passou por várias transformações, contendo, atualmente, diversas propriedades de estruturação do conteúdo, incluindo imagens, áudios, vídeos, e também, o modo de compatibilidade, com a finalidade de poder ser utilizado em diversos navegadores, além de garantir a acessibilidade aos portadores de necessidades especiais, promovendo a inclusão social. </text:p>
      <text:p text:style-name="P2"/>
      <text:p text:style-name="P2">Importante mencionar também que o HTML possui indexadores que, ao serem bem trabalhados pelos desenvolvedores, permitirá uma eficiente interação com os mecanismos de busca, melhorando a visibilidade da página.</text:p>
      <text:p text:style-name="P2"/>
      <text:p text:style-name="P2">O CSS (Cascading Style Sheets) permite a estilização do documento escrito em HTML, ou seja, a forma como os elementos são mostrados na interface do usuário, podendo ser definidas cores, fontes, tamanhos, espaçamentos, bordas, margens, entre várias outras propriedades visuais. Também contempla o aspecto da responsividade, ou seja, a adaptação aos diferentes tamanhos de tela e dispositivos, melhorando a experiência no uso em desktops, tables, smartphones.</text:p>
      <text:p text:style-name="P2"/>
      <text:p text:style-name="P2">Por fim, o JavaScript é uma linguagem de programação que possibilita adicionar a interatividade, dinamismo e funcionalidades avançadas às páginas através de animações, formulários, e interações do usuário. Essas interações podem envolver cliques do mouse, pressionamento de teclas, ou simples movimentos de mouse, e ainda, destaque de elementos, permitindo uma gama de possibilidades as quais alavancam a experiência do usuário.</text:p>
      <text:p text:style-name="P2"/>
      <text:p text:style-name="P2">Logo a junção dessas tecnologias promovem a experiência do usuário, e constituem parte fundamental da internet como um todo, sendo o HTML como estruturação básica – linguagem de marcação – definindo os parágrafos, imagens, links, títulos, etc., o CSS estilizando o layout da página, e o JavaScript promovendo a interação e o dinamism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5:25:31.262000000</meta:creation-date>
    <dc:date>2024-04-07T06:54:53.734000000</dc:date>
    <meta:editing-duration>PT1H29M23S</meta:editing-duration>
    <meta:editing-cycles>1</meta:editing-cycles>
    <meta:document-statistic meta:table-count="0" meta:image-count="0" meta:object-count="0" meta:page-count="1" meta:paragraph-count="7" meta:word-count="337" meta:character-count="2336" meta:non-whitespace-character-count="2002"/>
    <meta:generator>LibreOffice/7.6.0.3$Windows_X86_64 LibreOffice_project/69edd8b8ebc41d00b4de3915dc82f8f0fc3b6265</meta:generator>
  </office:meta>
</office:document-meta>
</file>